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swiss" style:font-pitch="variable"/>
    <style:font-face style:name="Cambria1"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ystem" style:font-pitch="variable"/>
    <style:font-face style:name="Lucida Sans1" svg:font-family="'Lucida Sans'" style:font-family-generic="swiss"/>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Body">
      <style:paragraph-properties fo:keep-with-next="always"/>
    </style:style>
    <style:style style:name="P8" style:family="paragraph" style:parent-style-name="Example">
      <style:paragraph-properties style:line-height-at-least="0.1945in" fo:keep-with-next="always"/>
      <style:text-properties fo:font-style="italic" style:font-style-asian="italic"/>
    </style:style>
    <style:style style:name="P9" style:family="paragraph" style:parent-style-name="Example">
      <style:paragraph-properties style:line-height-at-least="0.1945in"/>
      <style:text-properties fo:font-style="italic" style:font-style-asian="italic"/>
    </style:style>
    <style:style style:name="P10" style:family="paragraph" style:parent-style-name="Example">
      <style:text-properties fo:font-style="italic" style:font-style-asian="italic"/>
    </style:style>
    <style:style style:name="P11" style:family="paragraph" style:parent-style-name="Example">
      <style:paragraph-properties style:line-height-at-least="0.1945in"/>
      <style:text-properties fo:font-style="italic" style:font-style-asian="italic" style:font-style-complex="italic"/>
    </style:style>
    <style:style style:name="P12" style:family="paragraph" style:parent-style-name="Example">
      <style:paragraph-properties style:line-height-at-least="0.1945in" fo:keep-with-next="always"/>
      <style:text-properties style:font-name="Courier1"/>
    </style:style>
    <style:style style:name="P13" style:family="paragraph" style:parent-style-name="Standard">
      <style:paragraph-properties style:line-height-at-least="0.1945in"/>
      <style:text-properties style:font-name="Courier1"/>
    </style:style>
    <style:style style:name="P14" style:family="paragraph" style:parent-style-name="Example">
      <style:paragraph-properties style:line-height-at-least="0.1945in"/>
      <style:text-properties style:font-name="Courier1"/>
    </style:style>
    <style:style style:name="P15" style:family="paragraph" style:parent-style-name="Standard">
      <style:text-properties style:font-name="Courier1"/>
    </style:style>
    <style:style style:name="P16" style:family="paragraph" style:parent-style-name="Standard">
      <style:paragraph-properties style:line-height-at-least="0.1945in"/>
      <style:text-properties style:font-name="Courier1" fo:font-style="italic" style:font-style-asian="italic" style:font-style-complex="italic"/>
    </style:style>
    <style:style style:name="P17" style:family="paragraph" style:parent-style-name="Example">
      <style:paragraph-properties style:line-height-at-least="0.1945in"/>
      <style:text-properties style:font-name="Courier1" fo:font-style="italic" style:font-style-asian="italic" style:font-name-complex="Courier New1"/>
    </style:style>
    <style:style style:name="P18" style:family="paragraph" style:parent-style-name="Standard">
      <style:paragraph-properties style:line-height-at-least="0.1945in"/>
      <style:text-properties style:font-name="Courier1" fo:font-style="normal" style:font-style-asian="normal" style:font-style-complex="normal"/>
    </style:style>
    <style:style style:name="P19" style:family="paragraph" style:parent-style-name="Example">
      <style:paragraph-properties style:line-height-at-least="0.1945in"/>
      <style:text-properties style:font-name="Courier1" style:font-name-complex="Courier New1"/>
    </style:style>
    <style:style style:name="P20" style:family="paragraph" style:parent-style-name="Body">
      <style:paragraph-properties fo:margin-left="0in" fo:margin-right="0in" fo:text-indent="0.5in" style:auto-text-indent="false"/>
    </style:style>
    <style:style style:name="P21" style:family="paragraph" style:parent-style-name="Body_20_first">
      <style:paragraph-properties fo:keep-together="always"/>
    </style:style>
    <style:style style:name="P22" style:family="paragraph" style:parent-style-name="Standard">
      <style:paragraph-properties fo:hyphenation-ladder-count="no-limit"/>
      <style:text-properties fo:hyphenate="true" fo:hyphenation-remain-char-count="2" fo:hyphenation-push-char-count="2" loext:hyphenation-no-caps="false"/>
    </style:style>
    <style:style style:name="P23" style:family="paragraph" style:parent-style-name="Example">
      <style:paragraph-properties style:line-height-at-least="0.1945in"/>
      <style:text-properties style:font-style-complex="italic"/>
    </style:style>
    <style:style style:name="P24" style:family="paragraph" style:parent-style-name="Example">
      <style:paragraph-properties style:line-height-at-least="0.1945in"/>
      <style:text-properties fo:font-style="normal" style:font-style-asian="normal" style:font-style-complex="normal"/>
    </style:style>
    <style:style style:name="P25" style:family="paragraph" style:parent-style-name="Example_20__20_indented">
      <style:text-properties fo:font-style="normal" style:font-style-asian="normal" style:font-style-complex="normal"/>
    </style:style>
    <style:style style:name="P26" style:family="paragraph" style:parent-style-name="Body">
      <style:paragraph-properties fo:margin-left="0.5in" fo:margin-right="0in" fo:text-indent="0in" style:auto-text-indent="false"/>
    </style:style>
    <style:style style:name="P27" style:family="paragraph" style:parent-style-name="Title" style:master-page-name="Standard">
      <style:paragraph-properties fo:margin-top="0in" fo:margin-bottom="0.1665in" style:contextual-spacing="false" style:page-number="auto"/>
      <style:text-properties style:font-name="Palatino"/>
    </style:style>
    <style:style style:name="P28" style:family="paragraph" style:parent-style-name="Body">
      <style:text-properties officeooo:paragraph-rsid="001279b8"/>
    </style:style>
    <style:style style:name="P29" style:family="paragraph" style:parent-style-name="Body_20_first">
      <style:text-properties officeooo:paragraph-rsid="001279b8"/>
    </style:style>
    <style:style style:name="P30" style:family="paragraph" style:parent-style-name="Example_20__20_indented">
      <style:text-properties officeooo:paragraph-rsid="001279b8"/>
    </style:style>
    <style:style style:name="P31" style:family="paragraph" style:parent-style-name="Example_20__20_indented">
      <style:text-properties fo:font-weight="normal" officeooo:paragraph-rsid="001279b8" style:font-weight-asian="normal" style:font-weight-complex="normal"/>
    </style:style>
    <style:style style:name="P32" style:family="paragraph" style:parent-style-name="Example_20__20_indented">
      <style:text-properties officeooo:paragraph-rsid="0015556b"/>
    </style:style>
    <style:style style:name="P33" style:family="paragraph" style:parent-style-name="Example_20__20_indented">
      <style:text-properties officeooo:paragraph-rsid="0016ec46"/>
    </style:style>
    <style:style style:name="P34" style:family="paragraph" style:parent-style-name="Example_20__20_indented">
      <style:text-properties officeooo:paragraph-rsid="0017b7e3"/>
    </style:style>
    <style:style style:name="P35" style:family="paragraph" style:parent-style-name="Example_20__20_indented">
      <style:text-properties officeooo:paragraph-rsid="0018ef7c"/>
    </style:style>
    <style:style style:name="P36" style:family="paragraph" style:parent-style-name="Example_20__20_indented">
      <style:text-properties officeooo:paragraph-rsid="0019cd6d"/>
    </style:style>
    <style:style style:name="T1" style:family="text">
      <style:text-properties style:font-name="Courier"/>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1"/>
    </style:style>
    <style:style style:name="T20" style:family="text">
      <style:text-properties style:font-name="Courier1" style:font-name-complex="Courier New1"/>
    </style:style>
    <style:style style:name="T21" style:family="text">
      <style:text-properties style:font-name="Courier1" fo:font-style="italic" style:font-style-asian="italic" style:font-style-complex="italic"/>
    </style:style>
    <style:style style:name="T22" style:family="text">
      <style:text-properties style:font-name="Courier1" fo:font-style="italic" style:font-style-asian="italic" style:font-name-complex="Courier New1"/>
    </style:style>
    <style:style style:name="T23" style:family="text">
      <style:text-properties style:font-name="Courier1" fo:font-style="normal" style:font-style-asian="normal"/>
    </style:style>
    <style:style style:name="T24" style:family="text">
      <style:text-properties style:font-name="Courier1" fo:font-style="normal" style:font-style-asian="normal" style:font-style-complex="normal"/>
    </style:style>
    <style:style style:name="T25" style:family="text">
      <style:text-properties style:font-name="Courier1" officeooo:rsid="000e3dae"/>
    </style:style>
    <style:style style:name="T26" style:family="text">
      <style:text-properties style:font-name="Helvetica1"/>
    </style:style>
    <style:style style:name="T27" style:family="text">
      <style:text-properties style:font-name="Helvetica1" fo:font-weight="normal" style:font-weight-asian="normal" style:font-weight-complex="normal"/>
    </style:style>
    <style:style style:name="T28" style:family="text">
      <style:text-properties style:font-name-complex="Courier New1"/>
    </style:style>
    <style:style style:name="T29" style:family="text">
      <style:text-properties fo:font-weight="bold" style:font-weight-asian="bold" style:font-weight-complex="bold"/>
    </style:style>
    <style:style style:name="T30" style:family="text">
      <style:text-properties officeooo:rsid="000f7126"/>
    </style:style>
    <style:style style:name="T31" style:family="text">
      <style:text-properties officeooo:rsid="0010eab8"/>
    </style:style>
    <style:style style:name="T32" style:family="text">
      <style:text-properties officeooo:rsid="001279b8"/>
    </style:style>
    <style:style style:name="T33" style:family="text">
      <style:text-properties officeooo:rsid="0013fa0e"/>
    </style:style>
    <style:style style:name="T34" style:family="text">
      <style:text-properties officeooo:rsid="0015556b"/>
    </style:style>
    <style:style style:name="T35" style:family="text">
      <style:text-properties officeooo:rsid="0016ec46"/>
    </style:style>
    <style:style style:name="T36" style:family="text">
      <style:text-properties officeooo:rsid="0017b7e3"/>
    </style:style>
    <style:style style:name="T37" style:family="text">
      <style:text-properties officeooo:rsid="0018ef7c"/>
    </style:style>
    <style:style style:name="T38" style:family="text">
      <style:text-properties officeooo:rsid="0019cd6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19">examples/example5.tcl</text:span>. Other examples can be found in the directory <text:span text:style-name="T19">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1">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9">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9">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9">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9">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9">edge_list</text:p>
          </table:table-cell>
          <table:table-cell table:style-name="Table14.A2" office:value-type="string">
            <text:p text:style-name="P10"/>
          </table:table-cell>
        </table:table-row>
        <table:table-row table:style-name="Table14.1">
          <table:table-cell table:style-name="Table14.A2" office:value-type="string">
            <text:p text:style-name="P9">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1">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1">corner_name</text:p>
          </table:table-cell>
          <table:table-cell table:style-name="Table7.A2" office:value-type="string">
            <text:p text:style-name="P5">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text:span text:style-name="T25">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1">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1">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9">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1">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9">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9">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9">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4">-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9">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9">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4">-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1">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9">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9">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9">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13">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13">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28">c<text:span text:style-name="T32">ell</text:span></text:p>
      <text:p text:style-name="P30"><text:span text:style-name="T32">base_name<text:line-break/>filename<text:line-break/>full_name<text:line-break/>library<text:line-break/></text:span>name</text:p>
      <text:p text:style-name="P28">clock</text:p>
      <text:p text:style-name="P36"><text:span text:style-name="T38">full_name<text:line-break/></text:span>is_generated<text:line-break/>name<text:line-break/>period<text:line-break/>propagated<text:line-break/>sources</text:p>
      <text:p text:style-name="P28">edge</text:p>
      <text:p text:style-name="P35"><text:soft-page-break/>delay_max_fall<text:line-break/>delay_min_fall<text:line-break/>delay_max_rise<text:line-break/>delay_min_rise<text:line-break/><text:span text:style-name="T37">full_name<text:line-break/>from_pin<text:line-break/>sense<text:line-break/>to_pin</text:span></text:p>
      <text:p text:style-name="P29">instance (<text:span text:style-name="T35">SDC </text:span>cell)</text:p>
      <text:p text:style-name="P33"><text:span text:style-name="T35">cell<text:line-break/></text:span>full_name<text:line-break/>ref_name<text:line-break/><text:span text:style-name="T35">liberty_cell</text:span><text:line-break/><text:span text:style-name="T35">name</text:span></text:p>
      <text:p text:style-name="P28">liberty_cell</text:p>
      <text:p text:style-name="P30"><text:span text:style-name="T32">area<text:line-break/></text:span>base_name<text:line-break/><text:span text:style-name="T32">dont_use</text:span><text:line-break/><text:span text:style-name="T31">filename</text:span><text:line-break/>full_name<text:line-break/><text:span text:style-name="T32">is_buffer<text:line-break/>is_inverter</text:span><text:line-break/><text:span text:style-name="T32">library</text:span><text:line-break/><text:span text:style-name="T32">name</text:span></text:p>
      <text:p text:style-name="P28">liberty_<text:span text:style-name="T32">library</text:span></text:p>
      <text:p text:style-name="P31"><text:span text:style-name="T31">filename</text:span><text:line-break/>full_name<text:line-break/>name</text:p>
      <text:p text:style-name="P28">liberty_port</text:p>
      <text:p text:style-name="P32"><text:span text:style-name="T33">capacitance<text:line-break/></text:span>direction<text:line-break/><text:span text:style-name="T33">drive_resistance<text:line-break/>drive_resistance_fall_max<text:line-break/>drive_resistance_fall_min<text:line-break/>drive_resistance_rise_max<text:line-break/>drive_resistance_rise_min</text:span><text:line-break/>full_name<text:line-break/><text:span text:style-name="T34">intrinsic_delay<text:line-break/>intrinsic_delay_fall_max<text:line-break/>intrinsic_delay_fall_min<text:line-break/>intrinsic_delay_rise_max<text:line-break/>intrinsic_delay_rise_min</text:span><text:line-break/><text:span text:style-name="T33">is_register_clock<text:line-break/>lib_cell</text:span><text:line-break/><text:span text:style-name="T33">name</text:span></text:p>
      <text:p text:style-name="P28">library</text:p>
      <text:p text:style-name="Example_20__20_indented"><text:soft-page-break/>name<text:line-break/><text:span text:style-name="T32">full_name</text:span></text:p>
      <text:p text:style-name="P28">net</text:p>
      <text:p text:style-name="P30">full_name<text:line-break/><text:span text:style-name="T37">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28">pin</text:p>
      <text:p text:style-name="P34"><text:span text:style-name="T36">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36">name</text:span></text:p>
      <text:p text:style-name="P28">port</text:p>
      <text:p text:style-name="P30"><text:span text:style-name="T32">activity<text:line-break/></text:span>actual_fall_transition_min<text:line-break/>actual_fall_transition_max <text:line-break/>actual_rise_transition_min<text:line-break/>actual_rise_transition_max<text:line-break/>direction<text:line-break/>full_name<text:line-break/><text:span text:style-name="T32">liberty_port<text:line-break/></text:span>min_fall_slack<text:line-break/>max_fall_slack<text:line-break/>min_rise_slack<text:line-break/>max_rise_slack<text:line-break/><text:span text:style-name="T32">name</text:span></text:p>
      <text:p text:style-name="P28">point (PathRef)</text:p>
      <text:p text:style-name="P36"><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9">range</text:p>
          </table:table-cell>
          <table:table-cell table:style-name="Table30.A2" office:value-type="string">
            <text:p text:style-name="Example">Not supported.</text:p>
          </table:table-cell>
        </table:table-row>
        <table:table-row table:style-name="Table30.1">
          <table:table-cell table:style-name="Table30.A2" office:value-type="string">
            <text:p text:style-name="P9">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9">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9">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1">corner_name</text:p>
          </table:table-cell>
          <table:table-cell table:style-name="Table36.A2" office:value-type="string">
            <text:p text:style-name="P3">Use library for process corner <text:span text:style-name="T3">corner_name</text:span><text:span text:style-name="T11">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9">[-corner </text:span></text:span><text:span text:style-name="Command_20_Argument"><text:span text:style-name="T3">corner_name</text:span></text:span><text:span text:style-name="Command_20_Argument"><text:span text:style-name="T11">]</text:span></text:span><text:span text:style-name="Command_20_Argument"><text:span text:style-name="T9"><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9">-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21">corner</text:span>. The typical values in the SDF tuples are ignored. If multiple corners are defined <text:span text:style-name="T19">-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9">[-min]<text:line-break/>[-max]<text:line-break/>[-path path]<text:line-break/>[-corner </text:span></text:span><text:span text:style-name="Command_20_Argument">corner</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5">-increment</text:p>
          </table:table-cell>
          <table:table-cell table:style-name="Table146.A2" office:value-type="string">
            <text:p text:style-name="P3">Incrementally annotate parasitics (do not remove existing parasitics on annotated nets).</text:p>
          </table:table-cell>
        </table:table-row>
        <table:table-row table:style-name="Table146.1">
          <table:table-cell table:style-name="Table146.A2" office:value-type="string">
            <text:p text:style-name="P19">-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17">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9">-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9">-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9">-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9">-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text:p>
      <text:p text:style-name="Body">Separate parasitics can be annotated for min and max paths using the <text:span text:style-name="Command">–min</text:span><text:span text:style-name="Command"><text:span text:style-name="T26">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22"><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13">-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13">-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13">-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13">-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13">-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13">-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13">-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13">-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21">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22"><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13">-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13">-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13">-</text:span></text:span><text:span text:style-name="T14">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13">-</text:span></text:span><text:span text:style-name="T14">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21">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9">-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9">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9">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9">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9">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4">-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9">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9">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24">-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1">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9">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9">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9">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1">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1">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0">-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23">-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9">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1">[-clocks </text:span><text:span text:style-name="T3">clocks</text:span><text:span text:style-name="T11">]<text:line-break/>[-include_port_paths]</text:span></text:p>
          </table:table-cell>
        </table:table-row>
        <table:table-row table:style-name="Table50.1">
          <table:table-cell table:style-name="Table50.A2" office:value-type="string">
            <text:p text:style-name="P11">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24">-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19">-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9">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1">-digits</text:span><text:span text:style-name="T2"> digits</text:span>]</text:p>
          </table:table-cell>
        </table:table-row>
        <table:table-row table:style-name="Table157.1">
          <table:table-cell table:style-name="Table157.A2" office:value-type="string">
            <text:p text:style-name="P5"><text:span text:style-name="Command_20_Argument"><text:span text:style-name="T9">-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9">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9">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13">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1">to_pin</text:p>
          </table:table-cell>
          <table:table-cell table:style-name="Table60.A2" office:value-type="string">
            <text:p text:style-name="P3">An instance pin.</text:p>
          </table:table-cell>
        </table:table-row>
        <table:table-row table:style-name="Table60.1">
          <table:table-cell table:style-name="Table60.A2" office:value-type="string">
            <text:p text:style-name="P9">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9"/>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30">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9">-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9">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9">-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9">net_path</text:p>
          </table:table-cell>
          <table:table-cell table:style-name="Table65.A2" office:value-type="string">
            <text:p text:style-name="P3">Hierarchical path to a net.</text:p>
          </table:table-cell>
        </table:table-row>
      </table:table>
      <text:p text:style-name="Body_20_first"/>
      <table:table table:name="Table66" table:style-name="Table66">
        <table:table-column table:style-name="Table66.A"/>
        <table:table-column table:style-name="Table66.B"/>
        <text:soft-page-break/>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9">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9">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9">digits</text:p>
          </table:table-cell>
          <table:table-cell table:style-name="Table67.A2" office:value-type="string">
            <text:p text:style-name="P3">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7"> command to set activities and duty of input ports or pins in the design. The activities are propagated 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23">-verbose</text:p>
          </table:table-cell>
          <table:table-cell table:style-name="Table51.A2" office:value-type="string">
            <text:p text:style-name="P3">Use a verbose output format.</text:p>
          </table:table-cell>
        </table:table-row>
        <text:soft-page-break/>
        <table:table-row table:style-name="Table51.1">
          <table:table-cell table:style-name="Table51.A2" office:value-type="string">
            <text:p text:style-name="P9">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9">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1">[-min]<text:line-break/>[-max]</text:span><text:span text:style-name="T2"><text:line-break/></text:span><text:span text:style-name="T11">[-digits </text:span><text:span text:style-name="T3">digits</text:span><text:span text:style-name="T11">]</text:span></text:p>
          </table:table-cell>
        </table:table-row>
        <table:table-row table:style-name="Table154.1">
          <table:table-cell table:style-name="Table154.A2" office:value-type="string">
            <text:p text:style-name="P24">-max</text:p>
          </table:table-cell>
          <table:table-cell table:style-name="Table154.A2" office:value-type="string">
            <text:p text:style-name="P3">Report the worst <text:span text:style-name="T11">max/setup slack</text:span>.</text:p>
          </table:table-cell>
        </table:table-row>
        <table:table-row table:style-name="Table154.1">
          <table:table-cell table:style-name="Table154.A2" office:value-type="string">
            <text:p text:style-name="P24">-min</text:p>
          </table:table-cell>
          <table:table-cell table:style-name="Table154.A2" office:value-type="string">
            <text:p text:style-name="P3">Report the worst min/hold<text:span text:style-name="T11"> slack</text:span>.</text:p>
          </table:table-cell>
        </table:table-row>
        <table:table-row table:style-name="Table154.1">
          <table:table-cell table:style-name="Table154.A2" office:value-type="string">
            <text:p text:style-name="P9">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1">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9">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9">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9">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9">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7">-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6">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9">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9">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9">from_clock</text:p>
          </table:table-cell>
          <table:table-cell table:style-name="Table78.A2" office:value-type="string">
            <text:p text:style-name="P5"/>
          </table:table-cell>
        </table:table-row>
        <table:table-row table:style-name="Table78.1">
          <table:table-cell table:style-name="Table78.A2" office:value-type="string">
            <text:p text:style-name="P9">to_clock</text:p>
          </table:table-cell>
          <table:table-cell table:style-name="Table78.A2" office:value-type="string">
            <text:p text:style-name="P5"/>
          </table:table-cell>
        </table:table-row>
        <table:table-row table:style-name="Table78.1">
          <table:table-cell table:style-name="Table78.A2" office:value-type="string">
            <text:p text:style-name="P5">-rise</text:p>
          </table:table-cell>
          <table:table-cell table:style-name="Table78.A2" office:value-type="string">
            <text:p text:style-name="P3">The uncertainty is for the rising edge of the clock.</text:p>
          </table:table-cell>
        </table:table-row>
        <table:table-row table:style-name="Table78.1">
          <table:table-cell table:style-name="Table78.A2" office:value-type="string">
            <text:p text:style-name="P5">-fall</text:p>
          </table:table-cell>
          <table:table-cell table:style-name="Table78.A2" office:value-type="string">
            <text:p text:style-name="P3">The uncertainty is for the falling edge of the clock.</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he setup check uncertainty.</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he hold uncertainty.</text:p>
          </table:table-cell>
        </table:table-row>
        <table:table-row table:style-name="Table78.1">
          <table:table-cell table:style-name="Table78.A2" office:value-type="string">
            <text:p text:style-name="P8">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14"><text:span text:style-name="T28">[-capacitance </text:span><text:span text:style-name="T4">cap_unit</text:span><text:span text:style-name="T28">]<text:line-break/>[-resistance </text:span><text:span text:style-name="T4">res_unit</text:span><text:span text:style-name="T28">]<text:line-break/>[-time </text:span><text:span text:style-name="T4">time_unit</text:span><text:span text:style-name="T28">]<text:line-break/>[-voltage </text:span><text:span text:style-name="T4">voltage_unit</text:span><text:span text:style-name="T28">]<text:line-break/>[-current </text:span><text:span text:style-name="T4">current_unit</text:span><text:span text:style-name="T28">]<text:line-break/>[-power </text:span><text:span text:style-name="T4">power_unit</text:span><text:span text:style-name="T28">]<text:line-break/>[-distance </text:span><text:span text:style-name="T5">distance_unit</text:span><text:span text:style-name="T28">]</text:span></text:p>
          </table:table-cell>
        </table:table-row>
        <table:table-row table:style-name="Table76.1">
          <table:table-cell table:style-name="Table76.A2" office:value-type="string">
            <text:p text:style-name="P17">cap_unit</text:p>
          </table:table-cell>
          <table:table-cell table:style-name="Table76.A2" office:value-type="string">
            <text:p text:style-name="P14">The capacitance scale factor followed by 'f'.</text:p>
          </table:table-cell>
        </table:table-row>
        <table:table-row table:style-name="Table76.1">
          <table:table-cell table:style-name="Table76.A2" office:value-type="string">
            <text:p text:style-name="P17">res_unit</text:p>
          </table:table-cell>
          <table:table-cell table:style-name="Table76.A2" office:value-type="string">
            <text:p text:style-name="P14">The resistance scale factor followed by 'ohm'.</text:p>
          </table:table-cell>
        </table:table-row>
        <table:table-row table:style-name="Table76.1">
          <table:table-cell table:style-name="Table76.A2" office:value-type="string">
            <text:p text:style-name="P17">time_unit</text:p>
          </table:table-cell>
          <table:table-cell table:style-name="Table76.A2" office:value-type="string">
            <text:p text:style-name="P14">The time scale factor followed by 's'.</text:p>
          </table:table-cell>
        </table:table-row>
        <table:table-row table:style-name="Table76.1">
          <table:table-cell table:style-name="Table76.A2" office:value-type="string">
            <text:p text:style-name="P17">voltage_unit</text:p>
          </table:table-cell>
          <table:table-cell table:style-name="Table76.A2" office:value-type="string">
            <text:p text:style-name="P12">The voltage scale factor followed by 'v<text:span text:style-name="T29">'</text:span>.</text:p>
          </table:table-cell>
        </table:table-row>
        <table:table-row table:style-name="Table76.1">
          <table:table-cell table:style-name="Table76.A2" office:value-type="string">
            <text:p text:style-name="P17">current_unit</text:p>
          </table:table-cell>
          <table:table-cell table:style-name="Table76.A2" office:value-type="string">
            <text:p text:style-name="P12">The current scale factor followed by 'A'.</text:p>
          </table:table-cell>
        </table:table-row>
        <table:table-row table:style-name="Table76.1">
          <table:table-cell table:style-name="Table76.A2" office:value-type="string">
            <text:p text:style-name="P17">power_unit</text:p>
          </table:table-cell>
          <table:table-cell table:style-name="Table76.A2" office:value-type="string">
            <text:p text:style-name="P12">The power scale factor followed by 'w'.</text:p>
          </table:table-cell>
        </table:table-row>
        <table:table-row table:style-name="Table76.1">
          <table:table-cell table:style-name="Table76.A2" office:value-type="string">
            <text:p text:style-name="P17">distance_unit</text:p>
          </table:table-cell>
          <table:table-cell table:style-name="Table76.A2" office:value-type="string">
            <text:p text:style-name="P12">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9">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9">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8">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9">from_port</text:p>
          </table:table-cell>
          <table:table-cell table:style-name="Table81.A2" office:value-type="string">
            <text:p text:style-name="P10"/>
          </table:table-cell>
        </table:table-row>
        <table:table-row table:style-name="Table81.1">
          <table:table-cell table:style-name="Table81.A2" office:value-type="string">
            <text:p text:style-name="P9">to_port</text:p>
          </table:table-cell>
          <table:table-cell table:style-name="Table81.A2" office:value-type="string">
            <text:p text:style-name="P10"/>
          </table:table-cell>
        </table:table-row>
        <text:soft-page-break/>
        <table:table-row table:style-name="Table81.1">
          <table:table-cell table:style-name="Table81.A2" office:value-type="string">
            <text:p text:style-name="P9">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ext:soft-page-break/>
        <table:table-row table:style-name="Table82.1">
          <table:table-cell table:style-name="Table82.A2" office:value-type="string">
            <text:p text:style-name="P9">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9">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9">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9">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9">pin</text:p>
          </table:table-cell>
          <table:table-cell table:style-name="Table83.A2" office:value-type="string">
            <text:p text:style-name="P3">The output port of the driving cell.</text:p>
          </table:table-cell>
        </table:table-row>
        <table:table-row table:style-name="Table83.1">
          <table:table-cell table:style-name="Table83.A2" office:value-type="string">
            <text:p text:style-name="P9">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9">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9">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9">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9">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9">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9">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ext:soft-page-break/>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9">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9">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9">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9">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9">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9">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29">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9"/>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9">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9">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9">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24">-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9">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9"/>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9">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9">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9">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4">-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9">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9"/>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9">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9">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9">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9">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1">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1">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1">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1">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1">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1">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9">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9">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5"><text:span text:style-name="Command_20_Argument"><text:span text:style-name="T9">-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9">-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5"><text:span text:style-name="Command_20_Argument"><text:span text:style-name="T18">-</text:span></text:span><text:span text:style-name="Command_20_Argument"><text:span text:style-name="T17">global</text:span></text:span></text:p>
          </table:table-cell>
          <table:table-cell table:style-name="Table149.A2" office:value-type="string">
            <text:p text:style-name="P5">Set the activity/duty for all non-clock pins.</text:p>
          </table:table-cell>
        </table:table-row>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1">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1">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18">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18">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9">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9">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9">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9">temperature</text:p>
          </table:table-cell>
          <table:table-cell table:style-name="Table117.A2" office:value-type="string">
            <text:p text:style-name="P3">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9">-positive</text:span></text:span></text:p>
          </table:table-cell>
          <table:table-cell table:style-name="Table68.A1" office:value-type="string">
            <text:p text:style-name="P5"><text:span text:style-name="Command_20_Argument"><text:span text:style-name="T9">The clock sense is positive unite.</text:span></text:span></text:p>
          </table:table-cell>
        </table:table-row>
        <table:table-row table:style-name="Table68.1">
          <table:table-cell table:style-name="Table68.A1" office:value-type="string">
            <text:p text:style-name="P5"><text:span text:style-name="Command_20_Argument"><text:span text:style-name="T9">-negative</text:span></text:span></text:p>
          </table:table-cell>
          <table:table-cell table:style-name="Table68.A1" office:value-type="string">
            <text:p text:style-name="P5"><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9">-stop_propagation</text:span></text:span></text:p>
          </table:table-cell>
          <table:table-cell table:style-name="Table68.A1" office:value-type="string">
            <text:p text:style-name="P5"><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9">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9">-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9">-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9">-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9">-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9">-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9">-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9">-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0.0 to 1.0).</text:p>
          </table:table-cell>
        </table:table-row>
        <text:soft-page-break/>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9">-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9">-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14"><text:span text:style-name="T28">[-capacitance </text:span><text:span text:style-name="T4">cap_unit</text:span><text:span text:style-name="T28">]<text:line-break/>[-resistance </text:span><text:span text:style-name="T4">res_unit</text:span><text:span text:style-name="T28">]<text:line-break/>[-time </text:span><text:span text:style-name="T4">time_unit</text:span><text:span text:style-name="T28">]<text:line-break/>[-voltage </text:span><text:span text:style-name="T4">voltage_unit</text:span><text:span text:style-name="T28">]<text:line-break/>[-current </text:span><text:span text:style-name="T4">current_unit</text:span><text:span text:style-name="T28">]<text:line-break/>[-power </text:span><text:span text:style-name="T4">power_unit</text:span><text:span text:style-name="T28">]<text:line-break/>[-distance </text:span><text:span text:style-name="T5">distance_unit</text:span><text:span text:style-name="T28">]</text:span></text:p>
          </table:table-cell>
        </table:table-row>
        <table:table-row table:style-name="Table120.1">
          <table:table-cell table:style-name="Table120.A2" office:value-type="string">
            <text:p text:style-name="P17">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7">res_unit</text:p>
          </table:table-cell>
          <table:table-cell table:style-name="Table120.A2" office:value-type="string">
            <text:p text:style-name="P14">The resistance scale factor followed by 'ohm'.</text:p>
          </table:table-cell>
        </table:table-row>
        <table:table-row table:style-name="Table120.1">
          <table:table-cell table:style-name="Table120.A2" office:value-type="string">
            <text:p text:style-name="P17">time_unit</text:p>
          </table:table-cell>
          <table:table-cell table:style-name="Table120.A2" office:value-type="string">
            <text:p text:style-name="P14">The time scale factor followed by 's'.</text:p>
          </table:table-cell>
        </table:table-row>
        <table:table-row table:style-name="Table120.1">
          <table:table-cell table:style-name="Table120.A2" office:value-type="string">
            <text:p text:style-name="P17">voltage_unit</text:p>
          </table:table-cell>
          <table:table-cell table:style-name="Table120.A2" office:value-type="string">
            <text:p text:style-name="P12">The voltage scale factor followed by 'v'.</text:p>
          </table:table-cell>
        </table:table-row>
        <table:table-row table:style-name="Table120.1">
          <table:table-cell table:style-name="Table120.A2" office:value-type="string">
            <text:p text:style-name="P17">current_unit</text:p>
          </table:table-cell>
          <table:table-cell table:style-name="Table120.A2" office:value-type="string">
            <text:p text:style-name="P12">The current scale factor followed by 'A'.</text:p>
          </table:table-cell>
        </table:table-row>
        <table:table-row table:style-name="Table120.1">
          <table:table-cell table:style-name="Table120.A2" office:value-type="string">
            <text:p text:style-name="P17">power_unit</text:p>
          </table:table-cell>
          <table:table-cell table:style-name="Table120.A2" office:value-type="string">
            <text:p text:style-name="P12">The power scale factor followed by 'w'.</text:p>
          </table:table-cell>
        </table:table-row>
      </table:table>
      <text:p text:style-name="Body_20_first"><text:soft-page-break/>The <text:span text:style-name="Command"><text:span text:style-name="T19">set_units</text:span></text:span> command is used to <text:span text:style-name="T29">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6"><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0"><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9">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ext:soft-page-break/>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9">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ext:soft-page-break/>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from_clock</text:p>
          </table:table-cell>
          <table:table-cell table:style-name="Table42.A2" office:value-type="string">
            <text:p text:style-name="P5"/>
          </table:table-cell>
        </table:table-row>
        <table:table-row table:style-name="Table42.1">
          <table:table-cell table:style-name="Table42.A2" office:value-type="string">
            <text:p text:style-name="P9">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8">uncertainty</text:p>
          </table:table-cell>
          <table:table-cell table:style-name="Table42.A2" office:value-type="string">
            <text:p text:style-name="P3">Clock uncertainty.</text:p>
          </table:table-cell>
        </table:table-row>
        <text:soft-page-break/>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9">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8">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9">from_port</text:p>
          </table:table-cell>
          <table:table-cell table:style-name="Table45.A2" office:value-type="string">
            <text:p text:style-name="P10"/>
          </table:table-cell>
        </table:table-row>
        <text:soft-page-break/>
        <table:table-row table:style-name="Table45.1">
          <table:table-cell table:style-name="Table45.A2" office:value-type="string">
            <text:p text:style-name="P9">to_port</text:p>
          </table:table-cell>
          <table:table-cell table:style-name="Table45.A2" office:value-type="string">
            <text:p text:style-name="P10"/>
          </table:table-cell>
        </table:table-row>
        <table:table-row table:style-name="Table45.1">
          <table:table-cell table:style-name="Table45.A2" office:value-type="string">
            <text:p text:style-name="P9">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9">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ext:soft-page-break/>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9">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9">from_list</text:p>
          </table:table-cell>
          <table:table-cell table:style-name="Table53.A2" office:value-type="string">
            <text:p text:style-name="Example">A list of clocks, instances, ports or pins.</text:p>
          </table:table-cell>
        </table:table-row>
        <text:soft-page-break/>
        <table:table-row table:style-name="Table53.1">
          <table:table-cell table:style-name="Table53.A2" office:value-type="string">
            <text:p text:style-name="P9">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9">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9">objects</text:p>
          </table:table-cell>
        </table:table-row>
        <table:table-row table:style-name="Table48.1">
          <table:table-cell table:style-name="Table48.A2" office:value-type="string">
            <text:p text:style-name="P9">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15">-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53.1">
          <table:table-cell table:style-name="Table153.A2" office:value-type="string">
            <text:p text:style-name="P13"><text:span text:style-name="Command_20_Argument"><text:span text:style-name="T21">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6">spice_directory</text:p>
          </table:table-cell>
          <table:table-cell table:style-name="Table153.A2" office:value-type="string">
            <text:p text:style-name="P3">Spice output directory.</text:p>
          </table:table-cell>
        </table:table-row>
        <text:soft-page-break/>
        <table:table-row table:style-name="Table153.1">
          <table:table-cell table:style-name="Table153.A2" office:value-type="string">
            <text:p text:style-name="P16">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16">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16">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3"><text:span text:style-name="Command_20_Argument"><text:span text:style-name="T21">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9">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9">-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include_typ]<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ext:soft-page-break/>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9">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9">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15">[-sort<text:span text:style-name="T11">]</text:span></text:p>
            <text:p text:style-name="P15"><text:span text:style-name="T11">[-include_pwr_gnd]</text:span><text:line-break/>[-remove_cells <text:span text:style-name="T3">lib_cells</text:span><text:span text:style-name="T11">]</text:span><text:line-break/><text:span text:style-name="T3">filename</text:span></text:p>
          </table:table-cell>
        </table:table-row>
        <table:table-row table:style-name="Table109.1">
          <table:table-cell table:style-name="Table109.A2" office:value-type="string">
            <text:p text:style-name="P13"><text:span text:style-name="Command_20_Argument"><text:span text:style-name="T24">-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18">-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16">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16">filename</text:p>
          </table:table-cell>
          <table:table-cell table:style-name="Table109.A2" office:value-type="string">
            <text:p text:style-name="P3">Filename to write.</text:p>
          </table:table-cell>
        </table:table-row>
      </table:table>
      <text:p text:style-name="Body_20_first">The <text:span text:style-name="T19">write_verilog</text:span> command writes a verilog netlist to <text:span text:style-name="T21">filename</text:span>. Use <text:span text:style-name="T24">-sort</text:span> to sort the instances so the results are reproducible across operating systems. Use <text:span text:style-name="T19">-remove_cells</text:span> to remove instances of <text:span text:style-name="T21">lib_cells</text:span> from the netlist.</text:p>
      <text:h text:style-name="Heading_20_1" text:outline-level="1"><text:soft-page-break/>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6">,</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9">0|1</text:span></text:span></text:p>
          </table:table-cell>
        </table:table-row>
      </table:table>
      <text:p text:style-name="Body_20_first"><text:soft-page-break/><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ext:soft-page-break/>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swiss" style:font-pitch="variable"/>
    <style:font-face style:name="Cambria1"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ystem" style:font-pitch="variable"/>
    <style:font-face style:name="Lucida Sans1" svg:font-family="'Lucida Sans'" style:font-family-generic="swiss"/>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08</meta:editing-cycles>
    <meta:print-date>2011-02-05T01:56:00</meta:print-date>
    <meta:creation-date>2010-07-31T21:07:00</meta:creation-date>
    <dc:date>2022-02-03T16:49:22.248491419</dc:date>
    <meta:editing-duration>P46DT23H57M38S</meta:editing-duration>
    <meta:generator>LibreOffice/7.2.4.1$MacOSX_AARCH64 LibreOffice_project/27d75539669ac387bb498e35313b970b7fe9c4f9</meta:generator>
    <meta:document-statistic meta:table-count="154" meta:image-count="0" meta:object-count="0" meta:page-count="74" meta:paragraph-count="1712" meta:word-count="12496" meta:character-count="85294" meta:non-whitespace-character-count="7392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